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4514f"/>
    </style:style>
    <style:style style:name="P2" style:family="paragraph" style:parent-style-name="Text_20_body">
      <style:text-properties officeooo:rsid="000724ac" officeooo:paragraph-rsid="000724ac"/>
    </style:style>
    <style:style style:name="P3" style:family="paragraph" style:parent-style-name="Text_20_body" style:list-style-name="L1">
      <style:text-properties officeooo:rsid="000724ac" officeooo:paragraph-rsid="000724ac"/>
    </style:style>
    <style:style style:name="P4" style:family="paragraph" style:parent-style-name="Text_20_body">
      <style:text-properties officeooo:rsid="00086499" officeooo:paragraph-rsid="00086499"/>
    </style:style>
    <style:style style:name="P5" style:family="paragraph" style:parent-style-name="Heading_20_3">
      <style:text-properties officeooo:rsid="00086499" officeooo:paragraph-rsid="00086499"/>
    </style:style>
    <style:style style:name="P6" style:family="paragraph" style:parent-style-name="Heading_20_1">
      <style:text-properties officeooo:paragraph-rsid="00062bf4"/>
    </style:style>
    <style:style style:name="T1" style:family="text">
      <style:text-properties fo:font-size="14pt" style:font-size-asian="14pt" style:font-size-complex="14pt"/>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officeooo:rsid="000724ac" style:font-size-asian="14pt" style:font-style-asian="normal" style:font-size-complex="14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 4</text:p>
      <text:h text:style-name="Heading_20_1" text:outline-level="1">Actividad 1</text:h>
      <text:p text:style-name="Text_20_body"><text:span text:style-name="T1"><text:s/></text:span><text:span text:style-name="Strong_20_Emphasis"><text:span text:style-name="T1">- Dolibarr</text:span></text:span></text:p>
      <text:p text:style-name="Text_20_body"><text:span text:style-name="Strong_20_Emphasis"><text:span text:style-name="T3">Dolibarr </text:span></text:span><text:span text:style-name="T2">es un ERP y CRM </text:span><text:span text:style-name="Emphasis"><text:span text:style-name="T2">opensource</text:span></text:span><text:span text:style-name="T2">, gratuito y modular para gestión empresarial centrado en PYMES, profesionales independientes, emprendedores y asociaciones.</text:span></text:p>
      <text:p text:style-name="P2"><text:span text:style-name="T2">Es una aplicación en evolución, muy sencilla, de interfaz limpio, que se ejecuta en el seno de un servidor web, siendo accesible desde cualquier lugar disponiendo de una conexión a Internet (proyecto basado en un servidor WAMP, MAMP ó LAMP: Apache, MySQL, PHP).</text:span></text:p>
      <text:p text:style-name="P1"/>
      <text:h text:style-name="P6" text:outline-level="1">Actividad 2</text:h>
      <text:p text:style-name="Text_20_body"/>
      <text:list xml:id="list1066174894" text:style-name="L1">
        <text:list-item>
          <text:p text:style-name="P3">ERP abiertos</text:p>
          <text:list>
            <text:list-item>
              <text:p text:style-name="P3">Compiere</text:p>
            </text:list-item>
            <text:list-item>
              <text:p text:style-name="P3">Adempiere</text:p>
            </text:list-item>
          </text:list>
        </text:list-item>
        <text:list-item>
          <text:p text:style-name="P3">ERP cerrados</text:p>
          <text:list>
            <text:list-item>
              <text:p text:style-name="P3">Appducation</text:p>
            </text:list-item>
            <text:list-item>
              <text:p text:style-name="P3">PYME</text:p>
            </text:list-item>
          </text:list>
        </text:list-item>
      </text:list>
      <text:p text:style-name="P2">En mi opinión, los ERP cerrados tienden a ser caros y aunque ofrezcan una calidad profesional (en la mayoría de ocasiones) creo que quizás debería haber un punto medio entre calidad y economía, <text:s/>aunque por otra parte el ERP abierto resulta quizás menos profesional y a la larga seguramente cause problemas, por lo que en mi opinión es mejor el ERP del tipo cerrado</text:p>
      <text:h text:style-name="Heading_20_1" text:outline-level="1">Actividad 3</text:h>
      <text:h text:style-name="Heading_20_3" text:outline-level="3">IaaS</text:h>
      <text:p text:style-name="P4">Al igual que todos los servicios cloud, IaaS proporciona acceso a recursos informáticos situados en un entorno virtualizado, la"nube" (cloud), a través de una conexión pública, que suele ser internet. En el caso de IaaS, los recursos informáticos ofrecidos consisten, en particular, en hardware virtualizado, o, en otras palabras, infraestructura de procesamiento. </text:p>
      <text:p text:style-name="P4"/>
      <text:h text:style-name="P5" text:outline-level="3"><text:soft-page-break/>Paas</text:h>
      <text:p text:style-name="P4">El modelo PaaS permite a los usuarios crear aplicaciones de software utilizando herramientas suministradas por el proveedor. Los servicios PaaS pueden consistir en funcionalidades preconfiguradas a las que los clientes puedan suscribirse, eligiendo las funciones que deseen incluir para resolver sus necesidades y descartando aquellas que no necesiten.</text:p>
      <text:h text:style-name="Heading_20_3" text:outline-level="3">SaaS</text:h>
      <text:p text:style-name="P4">El modelo SaaS se conoce también a veces como "software a demanda", y la forma de utilizarlo se parece más a alquilar el software que a comprarlo. Con las aplicaciones tradicionales, el software se compra al principio como un paquete, y una vez adquirido se instala en el ordenador del usuario. La licencia del software puede también establecer limitaciones en cuanto al número de usuarios y/o dispositivos en los cuales puede instala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21:47:56.199000000</meta:creation-date>
    <dc:date>2018-03-07T22:46:02.828000000</dc:date>
    <meta:editing-duration>PT5M23S</meta:editing-duration>
    <meta:editing-cycles>1</meta:editing-cycles>
    <meta:generator>LibreOffice/5.3.2.2$Windows_x86 LibreOffice_project/6cd4f1ef626f15116896b1d8e1398b56da0d0ee1</meta:generator>
    <meta:document-statistic meta:table-count="0" meta:image-count="0" meta:object-count="0" meta:page-count="2" meta:paragraph-count="20" meta:word-count="327" meta:character-count="2067" meta:non-whitespace-character-count="1763"/>
  </office:meta>
</office:document-meta>
</file>